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3.66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4.67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076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5.18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711cm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143cm" svg:x="2.715cm" svg:y="1.762cm">
          <text:p text:style-name="P1"><text:span text:style-name="T1">alignment</text:span></text:p>
          <text:p text:style-name="P1"><text:span text:style-name="T1">fastq → 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91cm" svg:height="1.143cm" svg:x="2.715cm" svg:y="3.538cm">
          <text:p text:style-name="P1"><text:span text:style-name="T1">makeBAM</text:span></text:p>
          <text:p text:style-name="P1"><text:span text:style-name="T1">sam → 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91cm" svg:height="1.143cm" svg:x="2.715cm" svg:y="5.314cm">
          <text:p text:style-name="P1"><text:span text:style-name="T1">sortBAM</text:span></text:p>
          <text:p text:style-name="P1"><text:span text:style-name="T1">bam → sorted_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207cm" svg:height="1.143cm" svg:x="2.207cm" svg:y="7.19cm">
          <text:p text:style-name="P1"><text:span text:style-name="T1">makeBedGraph</text:span></text:p>
          <text:p text:style-name="P1"><text:span text:style-name="T1">sorted_bam → 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6.604cm" svg:height="1.143cm" svg:x="1.508cm" svg:y="8.966cm">
          <text:p text:style-name="P1"><text:span text:style-name="T1">sortBedGraph</text:span></text:p>
          <text:p text:style-name="P1"><text:span text:style-name="T1">bedGraph → sorted_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5.715cm" svg:height="1.143cm" svg:x="1.953cm" svg:y="10.743cm">
          <text:p text:style-name="P1"><text:span text:style-name="T1">makeBigWig</text:span></text:p>
          <text:p text:style-name="P1"><text:span text:style-name="T1">sorted_bedGraph → bigw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191cm" svg:height="1.143cm" svg:x="9.063cm" svg:y="1.762cm">
          <text:p text:style-name="P1"><text:span text:style-name="T1">peakCalling</text:span></text:p>
          <text:p text:style-name="P1"><text:span text:style-name="T1">sam → 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191cm" svg:height="1.143cm" svg:x="9.063cm" svg:y="3.538cm">
          <text:p text:style-name="P1"><text:span text:style-name="T1">catSortMerge</text:span></text:p>
          <text:p text:style-name="P1"><text:span text:style-name="T1">bed → merged_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7.239cm" svg:height="1.143cm" svg:x="7.539cm" svg:y="5.314cm">
          <text:p text:style-name="P1"><text:span text:style-name="T1">intersectBed</text:span></text:p>
          <text:p text:style-name="P1"><text:span text:style-name="T1">sorted_bam + merged_bed → int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191cm" svg:height="1.143cm" svg:x="9.063cm" svg:y="7.131cm">
          <text:p text:style-name="P1"><text:span text:style-name="T1">prepareR</text:span></text:p>
          <text:p text:style-name="P1"><text:span text:style-name="T1">int.txt → countR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191cm" svg:height="1.143cm" svg:x="9.063cm" svg:y="8.879cm">
          <text:p text:style-name="P1"><text:span text:style-name="T1">R</text:span></text:p>
          <text:p text:style-name="P1"><text:span text:style-name="T1">countR.txt →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4.81cm" svg:y1="2.905cm" svg:x2="4.81cm" svg:y2="3.538cm" draw:start-shape="id1" draw:start-glue-point="2" draw:end-shape="id2" draw:end-glue-point="0" svg:d="M4810 2905v633" svg:viewBox="0 0 1 634">
          <text:p/>
        </draw:connector>
        <draw:connector draw:style-name="gr6" draw:text-style-name="P3" draw:layer="layout" draw:type="line" svg:x1="4.81cm" svg:y1="4.681cm" svg:x2="4.81cm" svg:y2="5.314cm" draw:start-shape="id2" draw:start-glue-point="2" draw:end-shape="id3" draw:end-glue-point="0" svg:d="M4810 4681v633" svg:viewBox="0 0 1 634">
          <text:p/>
        </draw:connector>
        <draw:connector draw:style-name="gr6" draw:text-style-name="P3" draw:layer="layout" draw:type="line" svg:x1="4.81cm" svg:y1="6.457cm" svg:x2="4.81cm" svg:y2="7.19cm" draw:start-shape="id3" draw:start-glue-point="2" draw:end-shape="id4" draw:end-glue-point="0" svg:d="M4810 6457v733" svg:viewBox="0 0 1 734">
          <text:p/>
        </draw:connector>
        <draw:connector draw:style-name="gr6" draw:text-style-name="P3" draw:layer="layout" draw:type="line" svg:x1="4.81cm" svg:y1="8.333cm" svg:x2="4.81cm" svg:y2="8.966cm" draw:start-shape="id4" draw:start-glue-point="2" draw:end-shape="id5" draw:end-glue-point="0" svg:d="M4810 8333v633" svg:viewBox="0 0 1 634">
          <text:p/>
        </draw:connector>
        <draw:connector draw:style-name="gr6" draw:text-style-name="P3" draw:layer="layout" draw:type="line" svg:x1="4.81cm" svg:y1="10.109cm" svg:x2="4.81cm" svg:y2="10.743cm" draw:start-shape="id5" draw:start-glue-point="2" draw:end-shape="id6" draw:end-glue-point="0" svg:d="M4810 10109v634" svg:viewBox="0 0 1 635">
          <text:p/>
        </draw:connector>
        <draw:connector draw:style-name="gr6" draw:text-style-name="P3" draw:layer="layout" draw:type="line" svg:x1="11.158cm" svg:y1="2.905cm" svg:x2="11.158cm" svg:y2="3.538cm" draw:start-shape="id7" draw:start-glue-point="2" draw:end-shape="id8" draw:end-glue-point="0" svg:d="M11158 2905v633" svg:viewBox="0 0 1 634">
          <text:p/>
        </draw:connector>
        <draw:connector draw:style-name="gr6" draw:text-style-name="P3" draw:layer="layout" draw:type="line" svg:x1="11.158cm" svg:y1="4.681cm" svg:x2="11.158cm" svg:y2="5.314cm" draw:start-shape="id8" draw:start-glue-point="2" draw:end-shape="id9" draw:end-glue-point="0" svg:d="M11158 4681v633" svg:viewBox="0 0 1 634">
          <text:p/>
        </draw:connector>
        <draw:connector draw:style-name="gr6" draw:text-style-name="P3" draw:layer="layout" draw:type="line" svg:x1="11.158cm" svg:y1="6.457cm" svg:x2="11.158cm" svg:y2="7.131cm" draw:start-shape="id9" draw:start-glue-point="2" draw:end-shape="id10" draw:end-glue-point="0" svg:d="M11158 6457v674" svg:viewBox="0 0 1 675">
          <text:p/>
        </draw:connector>
        <draw:connector draw:style-name="gr6" draw:text-style-name="P3" draw:layer="layout" draw:type="line" svg:x1="11.158cm" svg:y1="8.274cm" svg:x2="11.158cm" svg:y2="8.879cm" draw:start-shape="id10" draw:start-glue-point="2" draw:end-shape="id11" draw:end-glue-point="0" svg:d="M11158 8274v605" svg:viewBox="0 0 1 606">
          <text:p/>
        </draw:connector>
        <draw:connector draw:style-name="gr6" draw:text-style-name="P3" draw:layer="layout" draw:type="line" svg:x1="6.906cm" svg:y1="5.885cm" svg:x2="7.539cm" svg:y2="5.885cm" draw:start-shape="id3" draw:start-glue-point="1" draw:end-shape="id9" draw:end-glue-point="3" svg:d="M6906 5885h633" svg:viewBox="0 0 634 1">
          <text:p/>
        </draw:connector>
        <draw:connector draw:style-name="gr6" draw:text-style-name="P3" draw:layer="layout" draw:type="line" svg:x1="6.906cm" svg:y1="2.333cm" svg:x2="9.063cm" svg:y2="2.333cm" draw:start-shape="id1" draw:start-glue-point="1" draw:end-shape="id7" draw:end-glue-point="3" svg:d="M6906 2333h2157" svg:viewBox="0 0 215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5-12T10:36:29.430874928</meta:creation-date>
    <dc:date>2016-05-16T11:47:43.229968572</dc:date>
    <dc:creator>Mathias </dc:creator>
    <meta:editing-duration>PT17M28S</meta:editing-duration>
    <meta:editing-cycles>4</meta:editing-cycles>
    <meta:generator>LibreOffice/5.0.3.2$Linux_x86 LibreOffice_project/00m0$Build-2</meta:generator>
    <meta:document-statistic meta:object-count="22"/>
  </office:meta>
</office:document-meta>
</file>